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63mm" fo:break-before="auto" style:use-optimal-row-height="true"/>
    </style:style>
    <style:style style:name="ro2" style:family="table-row">
      <style:table-row-properties style:row-height="6.6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3">
          <table:table-cell table:style-name="ce8" table:formula="of:=SUMPRODUCT([.B14:.B19];[.B5:.B10]) + SUMPRODUCT([.B14:.B19];[.D5:.D10]) + 5*SUMPRODUCT([.B14:.B19];[.F5:.F10]) + SUMPRODUCT([.B14:.B19];[.G5:.G10]) + SUMPRODUCT([.B14:.B19];[.J5:.J10])" office:value-type="float" office:value="25.6666666666667" calcext:value-type="float">
            <text:p>25.6666666667</text:p>
          </table:table-cell>
          <table:table-cell table:number-columns-repeated="3"/>
          <table:table-cell table:formula="of:=22.75-22.1667" office:value-type="float" office:value="0.583300000000001" calcext:value-type="float">
            <text:p>0.58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3:16:26.700698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6T00:16:16.678929879</dc:date>
    <meta:editing-duration>P3DT34M22S</meta:editing-duration>
    <meta:editing-cycles>15</meta:editing-cycles>
    <meta:generator>LibreOffice/4.4.2.2$Linux_X86_64 LibreOffice_project/40m0$Build-2</meta:generator>
    <dc:creator>Nirant Kasliwal</dc:creator>
    <meta:document-statistic meta:table-count="3" meta:cell-count="114" meta:object-count="0"/>
  </office:meta>
</office:document-meta>
</file>